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910000015CCFF965207292551E.png" manifest:media-type="image/png"/>
  <manifest:file-entry manifest:full-path="Pictures/10000201000001910000015C10F8E4EC098E6B6A.png" manifest:media-type="image/png"/>
  <manifest:file-entry manifest:full-path="Pictures/10000201000001910000015C1680C401B7A60610.png" manifest:media-type="image/png"/>
  <manifest:file-entry manifest:full-path="Pictures/10000201000001910000015CF30E808B145150F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9cm" svg:height="9cm" svg:x="1.2cm" svg:y="1.5cm">
          <draw:image xlink:href="Pictures/10000201000001910000015C10F8E4EC098E6B6A.png" xlink:type="simple" xlink:show="embed" xlink:actuate="onLoad">
            <text:p/>
          </draw:image>
        </draw:frame>
        <draw:frame draw:style-name="gr1" draw:text-style-name="P1" draw:layer="layout" svg:width="9cm" svg:height="9cm" svg:x="10.5cm" svg:y="1.5cm">
          <draw:image xlink:href="Pictures/10000201000001910000015CF30E808B145150F5.png" xlink:type="simple" xlink:show="embed" xlink:actuate="onLoad">
            <text:p/>
          </draw:image>
        </draw:frame>
        <draw:frame draw:style-name="gr1" draw:text-style-name="P1" draw:layer="layout" svg:width="9cm" svg:height="9cm" svg:x="19.6cm" svg:y="1.5cm">
          <draw:image xlink:href="Pictures/10000201000001910000015CCFF965207292551E.png" xlink:type="simple" xlink:show="embed" xlink:actuate="onLoad">
            <text:p/>
          </draw:image>
        </draw:frame>
        <draw:frame draw:style-name="gr1" draw:text-style-name="P1" draw:layer="layout" svg:width="9cm" svg:height="9cm" svg:x="1.2cm" svg:y="10.7cm">
          <draw:image xlink:href="Pictures/10000201000001910000015C1680C401B7A6061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23T17:28:37.472950341</meta:creation-date>
    <dc:date>2019-10-23T17:31:18.084151552</dc:date>
    <meta:editing-duration>PT2M40S</meta:editing-duration>
    <meta:editing-cycles>2</meta:editing-cycles>
    <meta:generator>LibreOffice/6.0.7.3$Linux_X86_64 LibreOffice_project/00m0$Build-3</meta:generator>
    <meta:document-statistic meta:object-count="4"/>
  </office:meta>
</office:document-meta>
</file>